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ohit Hindi" svg:font-family="'Lohit Hindi', 'MS Mincho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7.036cm" table:align="left" style:writing-mode="lr-tb"/>
    </style:style>
    <style:style style:name="Tabla3.A" style:family="table-column">
      <style:table-column-properties style:column-width="1.939cm"/>
    </style:style>
    <style:style style:name="Tabla3.B" style:family="table-column">
      <style:table-column-properties style:column-width="5.198cm"/>
    </style:style>
    <style:style style:name="Tabla3.C" style:family="table-column">
      <style:table-column-properties style:column-width="2.813cm"/>
    </style:style>
    <style:style style:name="Tabla3.D" style:family="table-column">
      <style:table-column-properties style:column-width="1.249cm"/>
    </style:style>
    <style:style style:name="Tabla3.E" style:family="table-column">
      <style:table-column-properties style:column-width="2.515cm"/>
    </style:style>
    <style:style style:name="Tabla3.F" style:family="table-column">
      <style:table-column-properties style:column-width="3.32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000000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3.A2" style:family="table-cell">
      <style:table-cell-properties style:vertical-align="top" fo:background-color="#333333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C2" style:family="table-cell">
      <style:table-cell-properties style:vertical-align="top" fo:background-color="#4c4c4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3.C3" style:family="table-cell">
      <style:table-cell-properties style:vertical-align="top" fo:background-color="#80808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F3" style:family="table-cell">
      <style:table-cell-properties style:vertical-align="top" fo:background-color="#80808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3.4" style:family="table-row">
      <style:table-row-properties style:min-row-height="0.582cm" fo:keep-together="auto"/>
    </style:style>
    <style:style style:name="Tabla3.A4" style:family="table-cell">
      <style:table-cell-properties style:vertical-align="top" fo:background-color="#4c4c4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C4" style:family="table-cell">
      <style:table-cell-properties style:vertical-align="top" fo:background-color="#c0c0c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F4" style:family="table-cell">
      <style:table-cell-properties style:vertical-align="top" fo:background-color="#c0c0c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3.A6" style:family="table-cell">
      <style:table-cell-properties style:vertical-align="top" fo:background-color="#0000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yle-2">
      <style:paragraph-properties fo:text-align="center" style:justify-single-word="false"/>
    </style:style>
    <style:style style:name="P2" style:family="paragraph" style:parent-style-name="Style-2">
      <style:text-properties fo:color="#000000"/>
    </style:style>
    <style:style style:name="P3" style:family="paragraph" style:parent-style-name="Style-2"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P4" style:family="paragraph" style:parent-style-name="Style-2">
      <style:text-properties fo:color="#000000" style:font-name="Verdana" fo:font-size="11pt" style:font-name-asian="Verdana" style:font-size-asian="11pt" style:font-name-complex="Verdana" style:font-size-complex="11pt"/>
    </style:style>
    <style:style style:name="P5" style:family="paragraph" style:parent-style-name="Style-2">
      <style:text-properties fo:color="#000000" style:font-name="Verdana" fo:font-size="11pt" style:font-name-asian="Verdana" style:font-size-asian="11pt" style:language-asian="ar" style:country-asian="SA" style:font-name-complex="Verdana" style:font-size-complex="11pt" style:language-complex="ar" style:country-complex="SA"/>
    </style:style>
    <style:style style:name="P6" style:family="paragraph" style:parent-style-name="Style-2">
      <style:text-properties fo:color="#000000" style:font-name="Verdana" fo:font-size="11pt" style:font-size-asian="11pt" style:font-name-complex="Verdana" style:font-size-complex="11pt"/>
    </style:style>
    <style:style style:name="P7" style:family="paragraph" style:parent-style-name="Style-2">
      <style:paragraph-properties fo:text-align="center" style:justify-single-word="false" style:snap-to-layout-grid="false"/>
      <style:text-properties fo:color="#000000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8" style:family="paragraph" style:parent-style-name="Style-2">
      <style:paragraph-properties style:snap-to-layout-grid="false"/>
      <style:text-properties fo:color="#000000" style:font-name="Verdana" fo:font-size="9pt" style:font-name-asian="Verdana" style:font-size-asian="9pt" style:font-name-complex="Verdana" style:font-size-complex="9pt"/>
    </style:style>
    <style:style style:name="P9" style:family="paragraph" style:parent-style-name="Style-2">
      <style:paragraph-properties fo:text-align="end" style:justify-single-word="false"/>
      <style:text-properties fo:color="#ffffff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10" style:family="paragraph" style:parent-style-name="Style-2">
      <style:paragraph-properties fo:text-align="end" style:justify-single-word="false" style:snap-to-layout-grid="false"/>
      <style:text-properties fo:color="#ffffff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11" style:family="paragraph" style:parent-style-name="Style-2">
      <style:paragraph-properties fo:text-align="center" style:justify-single-word="false" style:snap-to-layout-grid="false"/>
      <style:text-properties fo:color="#ffffff"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12" style:family="paragraph" style:parent-style-name="Style-2">
      <style:paragraph-properties fo:text-align="end" style:justify-single-word="false" style:snap-to-layout-grid="false"/>
      <style:text-properties fo:color="#ffffff" style:font-name="Verdana" fo:font-size="9pt" fo:language="es" fo:country="AR" fo:font-weight="bold" style:font-name-asian="Verdana" style:font-size-asian="9pt" style:font-weight-asian="bold" style:font-name-complex="Verdana" style:font-size-complex="9pt" style:font-weight-complex="bold"/>
    </style:style>
    <style:style style:name="P13" style:family="paragraph" style:parent-style-name="Standard">
      <style:text-properties fo:color="#000000" style:font-name="Verdana" fo:font-size="14pt" fo:language="es" fo:country="AR" fo:font-weight="bold" style:font-size-asian="14pt" style:font-weight-asian="bold" style:font-name-complex="Verdana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Verdana" fo:font-size="14pt" fo:language="es" fo:country="AR" fo:font-weight="bold" style:font-size-asian="14pt" style:font-weight-asian="bold" style:font-name-complex="Verdana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Verdana" fo:language="es" fo:country="AR" style:font-name-complex="Verdana"/>
    </style:style>
    <style:style style:name="P16" style:family="paragraph" style:parent-style-name="Standard">
      <style:text-properties fo:color="#000000" style:font-name="Verdana" fo:font-size="16pt" fo:language="es" fo:country="AR" style:font-size-asian="16pt" style:font-name-complex="Verdana" style:font-size-complex="16pt"/>
    </style:style>
    <style:style style:name="P17" style:family="paragraph" style:parent-style-name="Standard">
      <style:text-properties fo:color="#000000" style:font-name="Verdana" fo:font-size="16pt" fo:language="es" fo:country="AR" fo:font-style="italic" style:font-size-asian="16pt" style:font-style-asian="italic" style:font-name-complex="Verdana" style:font-size-complex="16pt" style:font-style-complex="italic"/>
    </style:style>
    <style:style style:name="P18" style:family="paragraph" style:parent-style-name="Standard">
      <style:text-properties fo:color="#000000" style:font-name="Verdana" fo:font-size="11pt" fo:language="es" fo:country="AR" style:font-name-asian="Verdana" style:font-size-asian="11pt" style:font-name-complex="Verdana" style:font-size-complex="11pt"/>
    </style:style>
    <style:style style:name="P19" style:family="paragraph" style:parent-style-name="Standard">
      <style:text-properties fo:color="#000000" style:font-name="Verdana" fo:font-size="11pt" fo:language="es" fo:country="AR" fo:font-weight="bold" style:font-size-asian="11pt" style:font-weight-asian="bold" style:font-name-complex="Verdana" style:font-size-complex="11pt" style:font-weight-complex="bold"/>
    </style:style>
    <style:style style:name="P20" style:family="paragraph" style:parent-style-name="Standard">
      <style:text-properties fo:color="#000000" style:font-name="Verdana" fo:font-size="11pt" fo:language="es" fo:country="AR" style:font-size-asian="11pt" style:font-name-complex="Verdana" style:font-size-complex="11pt"/>
    </style:style>
    <style:style style:name="P21" style:family="paragraph" style:parent-style-name="Standard">
      <style:text-properties fo:color="#000000" style:font-name="Verdana" fo:font-size="11pt" fo:language="es" fo:country="AR" fo:font-style="italic" style:font-size-asian="11pt" style:font-style-asian="italic" style:font-name-complex="Verdana" style:font-size-complex="11pt" style:font-style-complex="italic"/>
    </style:style>
    <style:style style:name="P22" style:family="paragraph" style:parent-style-name="Standard">
      <style:paragraph-properties style:snap-to-layout-grid="false"/>
      <style:text-properties fo:color="#000000" style:font-name="Verdana" fo:font-size="9pt" fo:language="es" fo:country="AR" style:font-size-asian="9pt" style:font-name-complex="Verdana" style:font-size-complex="9pt"/>
    </style:style>
    <style:style style:name="P23" style:family="paragraph" style:parent-style-name="Standard">
      <style:paragraph-properties style:snap-to-layout-grid="false"/>
      <style:text-properties fo:color="#000000" style:font-name="Verdana" fo:font-size="9pt" fo:language="es" fo:country="AR" style:font-name-asian="Verdana" style:font-size-asian="9pt" style:font-name-complex="Verdana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0000" style:font-name="Verdana" fo:font-size="9pt" fo:language="es" fo:country="AR" fo:font-weight="bold" style:font-size-asian="9pt" style:font-weight-asian="bold" style:font-name-complex="Verdana" style:font-size-complex="9pt" style:font-weight-complex="bold"/>
    </style:style>
    <style:style style:name="P25" style:family="paragraph" style:parent-style-name="Standard">
      <style:text-properties fo:color="#000000" fo:language="es" fo:country="AR"/>
    </style:style>
    <style:style style:name="P26" style:family="paragraph" style:parent-style-name="Standard">
      <style:text-properties fo:color="#000000" fo:language="es" fo:country="AR" style:font-name-asian="Verdana"/>
    </style:style>
    <style:style style:name="P27" style:family="paragraph" style:parent-style-name="Standard">
      <style:text-properties fo:color="#000000" fo:language="es" fo:country="AR" style:font-name-asian="Verdana" style:font-size-complex="11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 style:snap-to-layout-grid="false"/>
    </style:style>
    <style:style style:name="P30" style:family="paragraph" style:parent-style-name="Standard">
      <style:text-properties fo:language="es" fo:country="AR"/>
    </style:style>
    <style:style style:name="P31" style:family="paragraph" style:parent-style-name="Style-1">
      <style:paragraph-properties fo:text-align="center" style:justify-single-word="false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able_20_Contents">
      <style:paragraph-properties style:snap-to-layout-grid="false"/>
    </style:style>
    <style:style style:name="P34" style:family="paragraph" style:parent-style-name="Table_20_Contents">
      <style:paragraph-properties fo:text-align="center" style:justify-single-word="false" style:snap-to-layout-grid="false"/>
    </style:style>
    <style:style style:name="P35" style:family="paragraph" style:parent-style-name="Table_20_Contents">
      <style:paragraph-properties fo:text-align="center" style:justify-single-word="false" style:vertical-align="middle" style:snap-to-layout-grid="false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fo:color="#000000" style:font-name="Verdana" fo:font-size="16pt" style:font-size-asian="16pt" style:font-name-complex="Verdana" style:font-size-complex="16pt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color="#000000" style:font-name="Verdana" fo:font-size="9pt" fo:font-weight="bold" style:font-size-asian="9pt" style:font-weight-asian="bold" style:font-name-complex="Verdana" style:font-size-complex="9pt" style:font-weight-complex="bold"/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5.503cm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Standard" style:list-style-name="WW8Num3">
      <style:text-properties fo:color="#000000" style:font-name="Verdana" fo:font-size="11pt" fo:language="es" fo:country="AR" style:font-name-asian="Verdana" style:font-size-asian="11pt" style:font-name-complex="Verdana" style:font-size-complex="11pt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>
        <style:tab-stops>
          <style:tab-stop style:position="16.983cm" style:type="right" style:leader-style="dotted" style:leader-text="."/>
        </style:tab-stops>
      </style:paragraph-properties>
    </style:style>
    <style:style style:name="P44" style:family="paragraph" style:parent-style-name="Heading_20_3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45" style:family="paragraph" style:parent-style-name="Heading_20_3">
      <style:text-properties fo:color="#000000" fo:language="es" fo:country="AR" style:font-name-asian="Verdana" style:font-size-complex="11pt"/>
    </style:style>
    <style:style style:name="P46" style:family="paragraph" style:parent-style-name="Heading_20_3">
      <style:paragraph-properties fo:text-align="center" style:justify-single-word="false"/>
      <style:text-properties fo:color="#000000" fo:language="es" fo:country="AR" style:font-name-asian="Verdana" style:font-size-complex="11pt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Heading_20_4">
      <style:text-properties fo:color="#000000" fo:font-size="12pt" fo:language="es" fo:country="AR" style:font-name-asian="Verdana" style:font-size-asian="12pt" style:font-size-complex="12pt"/>
    </style:style>
    <style:style style:name="P49" style:family="paragraph" style:parent-style-name="Heading_20_4">
      <style:text-properties fo:language="es" fo:country="AR"/>
    </style:style>
    <style:style style:name="P50" style:family="paragraph" style:parent-style-name="Heading_20_4">
      <style:paragraph-properties fo:break-before="page"/>
    </style:style>
    <style:style style:name="P51" style:family="paragraph" style:parent-style-name="Heading_20_2">
      <style:text-properties fo:color="#000000" fo:language="es" fo:country="AR" style:font-name-asian="Verdana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Style-2">
      <style:paragraph-properties fo:break-before="page"/>
      <style:text-properties fo:color="#000000" style:font-name="Verdana" fo:font-size="11pt" style:font-name-asian="Verdana" style:font-size-asian="11pt" style:language-asian="ar" style:country-asian="SA" style:font-name-complex="Verdana" style:font-size-complex="11pt" style:language-complex="ar" style:country-complex="SA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style:font-name="Verdana" fo:font-size="11pt" style:font-name-asian="Verdana" style:font-size-asian="11pt" style:font-name-complex="Verdana" style:font-size-complex="11pt"/>
    </style:style>
    <style:style style:name="P55" style:family="paragraph" style:parent-style-name="Contents_20_3" style:master-page-name="Standard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00" style:font-name="Arial" fo:font-size="8pt" style:font-size-asian="8pt" style:font-name-complex="Arial" style:font-size-complex="8pt"/>
    </style:style>
    <style:style style:name="T2" style:family="text">
      <style:text-properties fo:color="#000000" fo:font-size="8pt" style:font-size-asian="8pt" style:font-name-complex="Arial" style:font-size-complex="8pt"/>
    </style:style>
    <style:style style:name="T3" style:family="text">
      <style:text-properties fo:color="#000000" style:font-name="Verdana" fo:font-size="14pt" fo:language="es" fo:country="AR" fo:font-weight="bold" style:font-size-asian="14pt" style:font-weight-asian="bold" style:font-name-complex="Verdana" style:font-size-complex="14pt" style:font-weight-complex="bold"/>
    </style:style>
    <style:style style:name="T4" style:family="text">
      <style:text-properties fo:color="#000000" style:font-name="Verdana" fo:font-size="14pt" fo:language="es" fo:country="AR" fo:font-weight="bold" style:font-name-asian="Verdana" style:font-size-asian="14pt" style:font-weight-asian="bold" style:font-name-complex="Verdana" style:font-size-complex="14pt" style:font-weight-complex="bold"/>
    </style:style>
    <style:style style:name="T5" style:family="text">
      <style:text-properties fo:color="#000000" style:font-name="Verdana" fo:font-size="28pt" fo:language="es" fo:country="AR" style:font-size-asian="28pt" style:font-name-complex="Verdana" style:font-size-complex="28pt"/>
    </style:style>
    <style:style style:name="T6" style:family="text">
      <style:text-properties fo:color="#000000" style:font-name="Verdana" fo:font-size="28pt" fo:language="es" fo:country="AR" style:font-name-asian="Verdana" style:font-size-asian="28pt" style:font-name-complex="Verdana" style:font-size-complex="28pt"/>
    </style:style>
    <style:style style:name="T7" style:family="text">
      <style:text-properties fo:color="#000000" style:font-name="Verdana" fo:font-size="32pt" fo:language="es" fo:country="AR" style:font-size-asian="32pt" style:font-name-complex="Verdana" style:font-size-complex="32pt"/>
    </style:style>
    <style:style style:name="T8" style:family="text">
      <style:text-properties fo:color="#000000" style:font-name="Verdana" fo:font-size="32pt" fo:language="es" fo:country="AR" style:font-name-asian="Verdana" style:font-size-asian="32pt" style:font-name-complex="Verdana" style:font-size-complex="32pt"/>
    </style:style>
    <style:style style:name="T9" style:family="text">
      <style:text-properties fo:color="#000000" style:font-name="Verdana" fo:font-size="16pt" style:font-size-asian="16pt" style:font-name-complex="Verdana" style:font-size-complex="16pt"/>
    </style:style>
    <style:style style:name="T10" style:family="text">
      <style:text-properties fo:color="#000000" style:font-name="Verdana" fo:font-size="16pt" style:font-name-asian="Verdana" style:font-size-asian="16pt" style:font-name-complex="Verdana" style:font-size-complex="16pt"/>
    </style:style>
    <style:style style:name="T11" style:family="text">
      <style:text-properties fo:color="#000000" style:font-name="Verdana" fo:font-size="16pt" fo:language="es" fo:country="AR" fo:font-style="italic" style:font-size-asian="16pt" style:font-style-asian="italic" style:font-name-complex="Verdana" style:font-size-complex="16pt" style:font-style-complex="italic"/>
    </style:style>
    <style:style style:name="T12" style:family="text">
      <style:text-properties fo:color="#000000" style:font-name="Verdana" fo:font-size="16pt" fo:language="es" fo:country="AR" fo:font-style="italic" style:font-name-asian="Verdana" style:font-size-asian="16pt" style:font-style-asian="italic" style:font-name-complex="Verdana" style:font-size-complex="16pt" style:font-style-complex="italic"/>
    </style:style>
    <style:style style:name="T13" style:family="text">
      <style:text-properties fo:color="#000000" style:font-name="Verdana" fo:font-size="16pt" fo:language="es" fo:country="AR" style:font-size-asian="16pt" style:font-name-complex="Verdana" style:font-size-complex="16pt"/>
    </style:style>
    <style:style style:name="T14" style:family="text">
      <style:text-properties fo:color="#000000" style:font-name="Verdana" fo:font-size="16pt" fo:language="es" fo:country="AR" style:font-name-asian="Verdana" style:font-size-asian="16pt" style:font-name-complex="Verdana" style:font-size-complex="16pt"/>
    </style:style>
    <style:style style:name="T15" style:family="text">
      <style:text-properties fo:color="#000000" style:font-name="Verdana" fo:font-size="11pt" fo:language="es" fo:country="AR" style:font-name-asian="Verdana" style:font-size-asian="11pt" style:font-name-complex="Verdana" style:font-size-complex="11pt"/>
    </style:style>
    <style:style style:name="T16" style:family="text">
      <style:text-properties fo:color="#000000" style:font-name="Verdana" fo:font-size="11pt" style:font-size-asian="11pt" style:font-name-complex="Verdana" style:font-size-complex="11pt"/>
    </style:style>
    <style:style style:name="T17" style:family="text">
      <style:text-properties fo:color="#000000" style:font-name="Verdana" fo:font-size="11pt" style:font-name-asian="Verdana" style:font-size-asian="11pt" style:font-name-complex="Verdana" style:font-size-complex="11pt"/>
    </style:style>
    <style:style style:name="T18" style:family="text">
      <style:text-properties fo:color="#000000" style:font-name="Verdana" fo:font-size="11pt" style:font-name-asian="Verdana" style:font-size-asian="11pt" style:language-asian="ar" style:country-asian="SA" style:font-name-complex="Verdana" style:font-size-complex="11pt" style:language-complex="ar" style:country-complex="SA"/>
    </style:style>
    <style:style style:name="T19" style:family="text">
      <style:text-properties fo:color="#000000" style:font-name="Verdana" fo:font-size="9pt" fo:language="es" fo:country="AR" fo:font-weight="bold" style:font-size-asian="9pt" style:font-weight-asian="bold" style:font-name-complex="Verdana" style:font-size-complex="9pt" style:font-weight-complex="bold"/>
    </style:style>
    <style:style style:name="T20" style:family="text">
      <style:text-properties fo:color="#000000" style:font-name="Verdana" fo:font-size="9pt" fo:language="es" fo:country="AR" fo:font-weight="bold" style:font-name-asian="Verdana" style:font-size-asian="9pt" style:font-weight-asian="bold" style:font-name-complex="Verdana" style:font-size-complex="9pt" style:font-weight-complex="bold"/>
    </style:style>
    <style:style style:name="T21" style:family="text">
      <style:text-properties fo:color="#000000" fo:language="es" fo:country="AR" style:font-name-asian="Verdana" style:font-size-complex="11pt"/>
    </style:style>
    <style:style style:name="T22" style:family="text">
      <style:text-properties fo:color="#000000" fo:language="es" fo:country="AR" style:font-name-asian="Arial" style:font-size-complex="11pt"/>
    </style:style>
    <style:style style:name="T23" style:family="text">
      <style:text-properties fo:color="#000000" fo:language="es" fo:country="AR" style:font-size-complex="11pt"/>
    </style:style>
    <style:style style:name="T24" style:family="text">
      <style:text-properties fo:language="es" fo:country="AR"/>
    </style:style>
    <style:style style:name="T25" style:family="text">
      <style:text-properties fo:language="es" fo:country="AR" style:font-name-asian="Arial"/>
    </style:style>
    <style:style style:name="T26" style:family="text">
      <style:text-properties style:font-name="Verdana" style:font-name-asian="Verdana" style:font-name-complex="Verdana"/>
    </style:style>
    <style:style style:name="T27" style:family="text">
      <style:text-properties style:font-name-asian="Verdana"/>
    </style:style>
    <style:style style:name="T28" style:family="text">
      <style:text-properties style:font-name-asian="Arial"/>
    </style:style>
    <style:style style:name="T29" style:family="text">
      <style:text-properties fo:font-weight="normal" style:font-name-asian="Verdana" style:font-weight-asian="normal" style:font-weight-complex="normal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2"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row table:style-name="Tabla3.1">
            <table:table-cell table:style-name="Tabla3.A1" table:number-columns-spanned="2" office:value-type="string">
              <text:p text:style-name="P10">Descripción</text:p>
            </table:table-cell>
            <table:covered-table-cell/>
            <table:table-cell table:style-name="Tabla3.C1" table:number-columns-spanned="4" office:value-type="string">
              <text:p text:style-name="P22"/>
            </table:table-cell>
            <table:covered-table-cell/>
            <table:covered-table-cell/>
            <table:covered-table-cell/>
          </table:table-row>
          <table:table-row table:style-name="Tabla3.1">
            <table:table-cell table:style-name="Tabla3.A2" table:number-rows-spanned="2" table:number-columns-spanned="2" office:value-type="string">
              <text:p text:style-name="P12"/>
              <text:p text:style-name="P9">Clasificación</text:p>
            </table:table-cell>
            <table:covered-table-cell/>
            <table:table-cell table:style-name="Tabla3.C2" table:number-columns-spanned="4" office:value-type="string">
              <text:p text:style-name="P11">Aspecto</text:p>
            </table:table-cell>
            <table:covered-table-cell/>
            <table:covered-table-cell/>
            <table:covered-table-cell/>
          </table:table-row>
          <table:table-row table:style-name="Tabla3.1">
            <table:covered-table-cell/>
            <table:covered-table-cell/>
            <table:table-cell table:style-name="Tabla3.C3" office:value-type="string">
              <text:p text:style-name="P7">Disponibilidad</text:p>
            </table:table-cell>
            <table:table-cell table:style-name="Tabla3.C3" office:value-type="string">
              <text:p text:style-name="P7">Carga</text:p>
            </table:table-cell>
            <table:table-cell table:style-name="Tabla3.C3" office:value-type="string">
              <text:p text:style-name="P7">Performance</text:p>
            </table:table-cell>
            <table:table-cell table:style-name="Tabla3.F3" office:value-type="string">
              <text:p text:style-name="P7">Distribución de cache</text:p>
            </table:table-cell>
          </table:table-row>
          <table:table-row table:style-name="Tabla3.4">
            <table:table-cell table:style-name="Tabla3.A4" table:number-rows-spanned="2" office:value-type="string">
              <text:p text:style-name="P12"/>
              <text:p text:style-name="P9">Capa de ejecución</text:p>
            </table:table-cell>
            <table:table-cell table:style-name="Tabla3.C3" office:value-type="string">
              <text:p text:style-name="P10">Vista – Controlador (VC)</text:p>
            </table:table-cell>
            <table:table-cell table:style-name="Tabla3.C4" office:value-type="string">
              <text:p text:style-name="P37"/>
            </table:table-cell>
            <table:table-cell table:style-name="Tabla3.C4" office:value-type="string">
              <text:p text:style-name="P37"/>
            </table:table-cell>
            <table:table-cell table:style-name="Tabla3.C4" office:value-type="string">
              <text:p text:style-name="P37"/>
            </table:table-cell>
            <table:table-cell table:style-name="Tabla3.F4" office:value-type="string">
              <text:p text:style-name="P37"/>
            </table:table-cell>
          </table:table-row>
          <table:table-row table:style-name="Tabla3.4">
            <table:covered-table-cell/>
            <table:table-cell table:style-name="Tabla3.C3" office:value-type="string">
              <text:p text:style-name="P10">Controlador – Negocio (CN)</text:p>
            </table:table-cell>
            <table:table-cell table:style-name="Tabla3.C4" office:value-type="string">
              <text:p text:style-name="P37"/>
            </table:table-cell>
            <table:table-cell table:style-name="Tabla3.C4" office:value-type="string">
              <text:p text:style-name="P37"/>
            </table:table-cell>
            <table:table-cell table:style-name="Tabla3.C4" office:value-type="string">
              <text:p text:style-name="P37"/>
            </table:table-cell>
            <table:table-cell table:style-name="Tabla3.F4" office:value-type="string">
              <text:p text:style-name="P37"/>
            </table:table-cell>
          </table:table-row>
          <table:table-row table:style-name="Tabla3.1">
            <table:table-cell table:style-name="Tabla3.A6" table:number-columns-spanned="2" office:value-type="string">
              <text:p text:style-name="P10">Tipo de ejecución</text:p>
            </table:table-cell>
            <table:covered-table-cell/>
            <table:table-cell table:style-name="Tabla3.F3" table:number-columns-spanned="4" office:value-type="string">
              <text:p text:style-name="P29"><text:span text:style-name="T19">[Manual</text:span><text:span text:style-name="T20"> </text:span><text:span text:style-name="T19">/</text:span><text:span text:style-name="T20"> </text:span><text:span text:style-name="T19">Automática]</text:span></text:p>
            </table:table-cell>
            <table:covered-table-cell/>
            <table:covered-table-cell/>
            <table:covered-table-cell/>
          </table:table-row>
          <table:table-row table:style-name="Tabla3.1">
            <table:table-cell table:style-name="Tabla3.A2" table:number-columns-spanned="2" office:value-type="string">
              <text:p text:style-name="P10">Entrada</text:p>
            </table:table-cell>
            <table:covered-table-cell/>
            <table:table-cell table:style-name="Tabla3.C7" table:number-columns-spanned="4" office:value-type="string">
              <text:p text:style-name="P22"/>
            </table:table-cell>
            <table:covered-table-cell/>
            <table:covered-table-cell/>
            <table:covered-table-cell/>
          </table:table-row>
          <table:table-row table:style-name="Tabla3.1">
            <table:table-cell table:style-name="Tabla3.A6" table:number-columns-spanned="2" office:value-type="string">
              <text:p text:style-name="P10">Salida</text:p>
            </table:table-cell>
            <table:covered-table-cell/>
            <table:table-cell table:style-name="Tabla3.C8" table:number-columns-spanned="4" office:value-type="string">
              <text:p text:style-name="P22"/>
            </table:table-cell>
            <table:covered-table-cell/>
            <table:covered-table-cell/>
            <table:covered-table-cell/>
          </table:table-row>
          <table:table-row table:style-name="Tabla3.1">
            <table:table-cell table:style-name="Tabla3.A2" table:number-columns-spanned="2" office:value-type="string">
              <text:p text:style-name="P10">Criterio de éxito</text:p>
            </table:table-cell>
            <table:covered-table-cell/>
            <table:table-cell table:style-name="Tabla3.C9" table:number-columns-spanned="4" office:value-type="string">
              <text:p text:style-name="P22"/>
            </table:table-cell>
            <table:covered-table-cell/>
            <table:covered-table-cell/>
            <table:covered-table-cell/>
          </table:table-row>
        </table:table>
        <text:p text:style-name="Style-2"><text:bookmark-start text:name="__RefHeading__55_689050315112111"/><text:bookmark-end text:name="__RefHeading__55_68905031511211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ohit Hindi" svg:font-family="'Lohit Hindi', 'MS Mincho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Encabezado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5" style:display-name="Heading 5" style:family="paragraph" style:parent-style-name="Encabezado5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Encabezado5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Encabezado5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Encabezado5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Encabezado5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Encabezado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tyle-1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Style-2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Style-3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Style-4" style:family="paragraph">
      <style:paragraph-properties fo:orphans="2" fo:widows="2" fo:hyphenation-ladder-count="no-limit"/>
      <style:text-properties style:use-window-font-color="true" style:font-name="Times New Roman" fo:font-size="10pt" fo:language="es" fo:country="AR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Estilo1" style:family="paragraph" style:parent-style-name="Heading_20_4" style:default-outline-level="" style:list-style-name="">
      <style:paragraph-properties fo:margin="100%" fo:margin-left="0cm" fo:margin-right="0cm" fo:text-indent="0cm" style:auto-text-indent="false"/>
      <style:text-properties style:font-name-asian="Verdana" style:font-size-complex="11pt"/>
    </style:style>
    <style:style style:name="Párrafo_20_de_20_lista" style:display-name="Párrafo de lista" style:family="paragraph" style:parent-style-name="Standard">
      <style:paragraph-properties fo:margin="100%" fo:margin-left="1.27cm" fo:margin-right="0cm" fo:text-indent="0cm" style:auto-text-indent="false"/>
    </style:style>
    <style:style style:name="Style-2_20__2b__20__28_Latin_29__20_Verdana" style:display-name="Style-2 + (Latin) Verdana" style:family="paragraph" style:parent-style-name="Standard">
      <style:text-properties fo:language="es" fo:country="ES" style:font-name-asian="Verdana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language="es" fo:country="AR" style:letter-kerning="true" style:font-name-asian="DejaVu San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Encabezado5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3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2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4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5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6z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fo:color="#000000" style:text-line-through-style="none" style:font-name="Symbol" fo:font-size="10pt" fo:font-style="normal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Fuente_20_de_20_párrafo_20_predeter.2" style:display-name="Fuente de párrafo predeter.2" style:family="text"/>
    <style:style style:name="WW-Absatz-Standardschriftart1111111111111" style:family="text"/>
    <style:style style:name="WW-Absatz-Standardschriftart11111111111111" style:family="text"/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Fuente_20_de_20_párrafo_20_predeter.1" style:display-name="Fuente de párrafo predeter.1" style:family="text"/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Symbol" fo:font-size="10pt" fo:font-style="normal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Verdana" style:font-name-asian="Verdana" style:font-name-complex="Verdana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Default_20_Paragraph_20_Font2" style:display-name="Default Paragraph Font2" style:family="text"/>
    <style:style style:name="WW8Num1z0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WW-Absatz-Standardschriftart111111111111111" style:family="text"/>
    <style:style style:name="Default_20_Paragraph_20_Font1" style:display-name="Default Paragraph Fon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20_Char_20_Char" style:display-name=" Char Char" style:family="text"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Heading_20_1_20_Char" style:display-name="Heading 1 Char" style:family="text">
      <style:text-properties style:font-name="Arial" fo:font-size="16pt" fo:language="en" fo:country="US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yle-2">
      <style:paragraph-properties fo:text-align="center" style:justify-single-word="false"/>
    </style:style>
    <style:style style:name="MT1" style:family="text">
      <style:text-properties fo:color="#000000" style:font-name="Arial" fo:font-size="8pt" style:font-size-asian="8pt" style:font-name-complex="Arial" style:font-size-complex="8pt"/>
    </style:style>
    <style:style style:name="MT2" style:family="text">
      <style:text-properties fo:color="#000000"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7cm" fo:margin-left="0cm" fo:margin-right="0cm" fo:margin-bottom="0.388cm" style:dynamic-spacing="true"/>
      </style:header-style>
      <style:footer-style>
        <style:header-footer-properties fo:min-height="0.487cm" fo:margin-left="0cm" fo:margin-right="0cm" fo:margin-top="0.38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87cm" fo:margin-bottom="2.487cm" fo:margin-left="2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Primera_20_conversión_20_1" style:display-name="Primera conversión 1" style:page-layout-name="Mpm3" style:next-style-name="Convertir_20_1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4">
      <style:header>
        <text:p text:style-name="MP1"><text:span text:style-name="MT1">Qin – Cluster – Trabajo Profesional – Barrabino, Diego 80183 – Moreyra, Martín 84394<text:tab/><text:tab/><text:tab/></text:span><text:span text:style-name="MT2"><text:page-number text:select-page="current">9</text:page-number></text:span><text:span text:style-name="MT1"> de </text:span><text:span text:style-name="MT2"><text:page-count style:num-format="1">1</text:page-count>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6T01:52:00</meta:creation-date>
    <dc:creator>diego </dc:creator>
    <dc:date>2012-10-04T08:28:35</dc:date>
    <meta:print-date>2010-11-26T09:53:00</meta:print-date>
    <meta:editing-cycles>27</meta:editing-cycles>
    <meta:editing-duration>PT2H5M40S</meta:editing-duration>
    <meta:generator>LibreOffice/3.5$Linux_x86 LibreOffice_project/350m1$Build-2</meta:generator>
    <meta:document-statistic meta:table-count="1" meta:image-count="0" meta:object-count="0" meta:page-count="1" meta:paragraph-count="16" meta:word-count="48" meta:character-count="312" meta:non-whitespace-character-count="278"/>
    <meta:user-defined meta:name="Información 1"/>
    <meta:user-defined meta:name="Información 2"/>
    <meta:user-defined meta:name="Información 3"/>
    <meta:user-defined meta:name="Información 4"/>
  </office:meta>
</office:document-meta>
</file>